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db84f" officeooo:paragraph-rsid="0013ee99"/>
    </style:style>
    <style:style style:name="P2" style:family="paragraph" style:parent-style-name="Standard">
      <style:text-properties officeooo:rsid="000db84f" officeooo:paragraph-rsid="0014451e"/>
    </style:style>
    <style:style style:name="P3" style:family="paragraph" style:parent-style-name="Standard">
      <style:text-properties officeooo:rsid="0013ee99" officeooo:paragraph-rsid="0013ee99"/>
    </style:style>
    <style:style style:name="P4" style:family="paragraph" style:parent-style-name="Standard">
      <style:text-properties officeooo:rsid="00158bea" officeooo:paragraph-rsid="00158bea"/>
    </style:style>
    <style:style style:name="P5" style:family="paragraph" style:parent-style-name="Standard">
      <style:text-properties officeooo:rsid="0014451e" officeooo:paragraph-rsid="0014451e"/>
    </style:style>
    <style:style style:name="T1" style:family="text">
      <style:text-properties officeooo:rsid="0013ee99"/>
    </style:style>
    <style:style style:name="T2" style:family="text">
      <style:text-properties officeooo:rsid="0014451e"/>
    </style:style>
    <style:style style:name="T3" style:family="text">
      <style:text-properties officeooo:rsid="00158bea"/>
    </style:style>
    <style:style style:name="T4" style:family="text">
      <style:text-properties officeooo:rsid="00187d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1">25</text:span> Feb 2020</text:p>
      <text:p text:style-name="P1">Group I</text:p>
      <text:p text:style-name="P1">Present: <text:span text:style-name="T1">Colin</text:span>, Peter, Mariah, Stefan </text:p>
      <text:p text:style-name="P1">Absent: <text:span text:style-name="T1">Alex</text:span></text:p>
      <text:p text:style-name="P1">Started: 5:00 pm</text:p>
      <text:p text:style-name="P1"/>
      <text:p text:style-name="P1"/>
      <text:p text:style-name="P3">This meeting was focused on identifying some of the sub-libraries and interfaces we would need explore for the next task of interactivity. Also, because there is less code to delegate tasks around, we have decided to let each individual team member create a solution for this iteration, so that we may exchange different ideas and sub-libraries when it comes time for final refactoring.</text:p>
      <text:p text:style-name="P1"/>
      <text:p text:style-name="P1"><text:span text:style-name="T1">Alex is recovering from his surgery</text:span>.</text:p>
      <text:p text:style-name="P1"/>
      <text:p text:style-name="P3">Once the meeting began, it became clear that duties for code completion would not be so clear cut as compared to the last iteration. There are likely many different methods of accomplishing panel interactivity, which includes <text:span text:style-name="T2">mouse event listeners, data transfer methods, and pure select-click boolean check statements. With so many options available to us, each member agreed to complete their own version of interactivity within the time-frame of a week.</text:span></text:p>
      <text:p text:style-name="P1"/>
      <text:p text:style-name="P5">Each member agreed that if we pursue the click, and click again method, we will need to pursue a clear highlighting system that lets the user know when a tile has been selected, and when it has been deselected. Peter showed great interest in using this method, and will likely be able to present a physical code example by next week.</text:p>
      <text:p text:style-name="P2"/>
      <text:p text:style-name="P5">Stefan also liked the idea of excluding drag and drop, but liked the idea of a challenge when it came to building event handlers that could potentially handle the drag and drop method. He ultimately decided to go down the drag<text:span text:style-name="T4">Ndrop path, along with the pointNclick path for an extra challenge.</text:span></text:p>
      <text:p text:style-name="P2"/>
      <text:p text:style-name="P5">Colin and Mariah wanted to do some more research on the two primary methods of data transfer (point and click, or drag and drop), before they decided to commit on a build path that suited them.</text:p>
      <text:p text:style-name="P2"/>
      <text:p text:style-name="P4">Stefan sent the details of this meeting to Alex, and members went their separate ways for the night.</text:p>
      <text:p text:style-name="P1"/>
      <text:p text:style-name="P1">Meeting ended: 6:<text:span text:style-name="T3">30</text:span>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18:51:08.908338956</meta:creation-date>
    <meta:generator>LibreOffice/5.2.7.2$Linux_X86_64 LibreOffice_project/20m0$Build-2</meta:generator>
    <dc:date>2020-03-09T18:29:28.131029749</dc:date>
    <meta:editing-duration>PT10M32S</meta:editing-duration>
    <meta:editing-cycles>2</meta:editing-cycles>
    <meta:document-statistic meta:table-count="0" meta:image-count="0" meta:object-count="0" meta:page-count="1" meta:paragraph-count="13" meta:word-count="325" meta:character-count="1911" meta:non-whitespace-character-count="1598"/>
  </office:meta>
</office:document-meta>
</file>